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office:value-type="float" office:value="72" calcext:value-type="float">
            <text:p>7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lope</text:p>
          </table:table-cell>
          <table:table-cell table:style-name="ce1" office:value-type="float" office:value="0.00000769381014134058" calcext:value-type="float">
            <text:p>7.69E-06</text:p>
          </table:table-cell>
          <table:table-cell table:style-name="ce1" office:value-type="float" office:value="0.000002967137007836" calcext:value-type="float">
            <text:p>2.97E-06</text:p>
          </table:table-cell>
          <table:table-cell table:style-name="ce1" office:value-type="float" office:value="0.00000168748683282754" calcext:value-type="float">
            <text:p>1.69E-06</text:p>
          </table:table-cell>
          <table:table-cell table:style-name="ce1" office:value-type="float" office:value="0.00000121336385402833" calcext:value-type="float">
            <text:p>1.21E-06</text:p>
          </table:table-cell>
          <table:table-cell table:style-name="ce1" office:value-type="float" office:value="0.00000091567656185964" calcext:value-type="float">
            <text:p>9.16E-07</text:p>
          </table:table-cell>
          <table:table-cell table:style-name="ce1" office:value-type="float" office:value="0.000000464441071958348" calcext:value-type="float">
            <text:p>4.64E-07</text:p>
          </table:table-cell>
          <table:table-cell table:style-name="ce1" office:value-type="float" office:value="0.00000119004673308717" calcext:value-type="float">
            <text:p>1.19E-06</text:p>
          </table:table-cell>
          <table:table-cell table:style-name="ce1" office:value-type="float" office:value="0.000000473504945203501" calcext:value-type="float">
            <text:p>4.74E-07</text:p>
          </table:table-cell>
        </table:table-row>
        <table:table-row table:style-name="ro1">
          <table:table-cell office:value-type="string" calcext:value-type="string">
            <text:p>Y-intercept</text:p>
          </table:table-cell>
          <table:table-cell office:value-type="float" office:value="-0.216767285571821" calcext:value-type="float">
            <text:p>-0.216767285571821</text:p>
          </table:table-cell>
          <table:table-cell office:value-type="float" office:value="-0.269249979045864" calcext:value-type="float">
            <text:p>-0.269249979045864</text:p>
          </table:table-cell>
          <table:table-cell office:value-type="float" office:value="-0.656484808675615" calcext:value-type="float">
            <text:p>-0.656484808675615</text:p>
          </table:table-cell>
          <table:table-cell office:value-type="float" office:value="-0.455279499633996" calcext:value-type="float">
            <text:p>-0.455279499633996</text:p>
          </table:table-cell>
          <table:table-cell office:value-type="float" office:value="-0.316580894481422" calcext:value-type="float">
            <text:p>-0.316580894481422</text:p>
          </table:table-cell>
          <table:table-cell office:value-type="float" office:value="-0.101997305303328" calcext:value-type="float">
            <text:p>-0.101997305303328</text:p>
          </table:table-cell>
          <table:table-cell office:value-type="float" office:value="-0.899849351359202" calcext:value-type="float">
            <text:p>-0.899849351359202</text:p>
          </table:table-cell>
          <table:table-cell office:value-type="float" office:value="-0.139569225026435" calcext:value-type="float">
            <text:p>-0.139569225026435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.973799478018917" calcext:value-type="float">
            <text:p>0.973799478018917</text:p>
          </table:table-cell>
          <table:table-cell office:value-type="float" office:value="0.999329966779187" calcext:value-type="float">
            <text:p>0.999329966779187</text:p>
          </table:table-cell>
          <table:table-cell office:value-type="float" office:value="0.999772898371156" calcext:value-type="float">
            <text:p>0.999772898371156</text:p>
          </table:table-cell>
          <table:table-cell office:value-type="float" office:value="0.999753177389948" calcext:value-type="float">
            <text:p>0.999753177389948</text:p>
          </table:table-cell>
          <table:table-cell office:value-type="float" office:value="0.999314262225505" calcext:value-type="float">
            <text:p>0.999314262225505</text:p>
          </table:table-cell>
          <table:table-cell office:value-type="float" office:value="0.995527741860089" calcext:value-type="float">
            <text:p>0.995527741860089</text:p>
          </table:table-cell>
          <table:table-cell office:value-type="float" office:value="0.999865635497215" calcext:value-type="float">
            <text:p>0.999865635497215</text:p>
          </table:table-cell>
          <table:table-cell office:value-type="float" office:value="0.992285687576617" calcext:value-type="float">
            <text:p>0.992285687576617</text:p>
          </table:table-cell>
        </table:table-row>
        <table:table-row table:style-name="ro1">
          <table:table-cell office:value-type="string" calcext:value-type="string">
            <text:p>slope*cores</text:p>
          </table:table-cell>
          <table:table-cell table:style-name="ce2" table:formula="of:=[.B3]*[.B2]" office:value-type="float" office:value="0.0000307752405653623" calcext:value-type="float">
            <text:p>3.07752405653623E-05</text:p>
          </table:table-cell>
          <table:table-cell table:style-name="ce2" table:formula="of:=[.C3]*[.C2]" office:value-type="float" office:value="0.000071211288188064" calcext:value-type="float">
            <text:p>7.1211288188064E-05</text:p>
          </table:table-cell>
          <table:table-cell table:style-name="ce2" table:formula="of:=[.D3]*[.D2]" office:value-type="float" office:value="0.0000809993679757217" calcext:value-type="float">
            <text:p>8.09993679757217E-05</text:p>
          </table:table-cell>
          <table:table-cell table:style-name="ce2" table:formula="of:=[.E3]*[.E2]" office:value-type="float" office:value="0.0000873621974900399" calcext:value-type="float">
            <text:p>8.73621974900399E-05</text:p>
          </table:table-cell>
          <table:table-cell table:style-name="ce2" table:formula="of:=[.F3]*[.F2]" office:value-type="float" office:value="0.0000879049499385255" calcext:value-type="float">
            <text:p>8.79049499385255E-05</text:p>
          </table:table-cell>
          <table:table-cell table:style-name="ce2" table:formula="of:=[.G3]*[.G2]" office:value-type="float" office:value="0.000111465857270003" calcext:value-type="float">
            <text:p>0.00011146585727</text:p>
          </table:table-cell>
          <table:table-cell table:style-name="ce2" table:formula="of:=[.H3]*[.H2]" office:value-type="float" office:value="0.0000856833647822766" calcext:value-type="float">
            <text:p>8.56833647822766E-05</text:p>
          </table:table-cell>
          <table:table-cell table:style-name="ce2" table:formula="of:=[.I3]*[.I2]" office:value-type="float" office:value="0.00011364118684884" calcext:value-type="float">
            <text:p>0.000113641186849</text:p>
          </table:table-cell>
        </table:table-row>
        <table:table-row table:style-name="ro1">
          <table:table-cell office:value-type="string" calcext:value-type="string">
            <text:p>slope/sp</text:p>
          </table:table-cell>
          <table:table-cell table:formula="of:=[.B3]/0.2" office:value-type="float" office:value="0.0000384690507067029" calcext:value-type="float">
            <text:p>3.84690507067029E-05</text:p>
          </table:table-cell>
          <table:table-cell table:formula="of:=[.C3]/0.065" office:value-type="float" office:value="0.0000456482616590154" calcext:value-type="float">
            <text:p>4.56482616590154E-05</text:p>
          </table:table-cell>
          <table:table-cell table:formula="of:=[.D3]/0.02" office:value-type="float" office:value="0.0000843743416413768" calcext:value-type="float">
            <text:p>8.43743416413768E-05</text:p>
          </table:table-cell>
          <table:table-cell table:formula="of:=[.E3]/0.02" office:value-type="float" office:value="0.0000606681927014166" calcext:value-type="float">
            <text:p>6.06681927014166E-05</text:p>
          </table:table-cell>
          <table:table-cell table:formula="of:=[.F3]/0.02" office:value-type="float" office:value="0.000045783828092982" calcext:value-type="float">
            <text:p>4.5783828092982E-05</text:p>
          </table:table-cell>
          <table:table-cell table:formula="of:=[.G3]/0.02" office:value-type="float" office:value="0.0000232220535979174" calcext:value-type="float">
            <text:p>2.32220535979174E-05</text:p>
          </table:table-cell>
          <table:table-cell table:formula="of:=[.H3]/0.018" office:value-type="float" office:value="0.0000661137073937319" calcext:value-type="float">
            <text:p>6.61137073937319E-05</text:p>
          </table:table-cell>
          <table:table-cell table:formula="of:=[.I3]/0.018" office:value-type="float" office:value="0.0000263058302890834" calcext:value-type="float">
            <text:p>2.63058302890834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9:35:30.315123461</meta:creation-date>
    <dc:date>2019-04-23T21:21:12.635664445</dc:date>
    <meta:editing-duration>PT44M1S</meta:editing-duration>
    <meta:editing-cycles>2</meta:editing-cycles>
    <meta:generator>LibreOffice/6.0.7.3$Linux_X86_64 LibreOffice_project/00m0$Build-3</meta:generator>
    <meta:document-statistic meta:table-count="1" meta:cell-count="54" meta:object-count="0"/>
  </office:meta>
</office:document-meta>
</file>